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00_500nm" table:style-name="ta1">
        <table:shapes>
          <draw:frame draw:z-index="0" draw:style-name="gr1" draw:text-style-name="P1" svg:width="15.999cm" svg:height="8.999cm" svg:x="6.874cm" svg:y="0.1cm">
            <draw:object draw:notify-on-update-of-ranges="300_500nm.C1:300_500nm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365.0158" calcext:value-type="float">
            <text:p>365,0158</text:p>
          </table:table-cell>
          <table:table-cell office:value-type="float" office:value="53250" calcext:value-type="float">
            <text:p>53250</text:p>
          </table:table-cell>
          <table:table-cell table:formula="of:=([.A2]-[.A1])/([.B2]-[.B1])" office:value-type="float" office:value="0.00682636473221973" calcext:value-type="float">
            <text:p>0,00682636473221973</text:p>
          </table:table-cell>
        </table:table-row>
        <table:table-row table:style-name="ro1">
          <table:table-cell office:value-type="float" office:value="404.6565" calcext:value-type="float">
            <text:p>404,6565</text:p>
          </table:table-cell>
          <table:table-cell office:value-type="float" office:value="59057" calcext:value-type="float">
            <text:p>59057</text:p>
          </table:table-cell>
          <table:table-cell table:formula="of:=([.A3]-[.A2])/([.B3]-[.B2])" office:value-type="float" office:value="0.00687323633156967" calcext:value-type="float">
            <text:p>0,00687323633156967</text:p>
          </table:table-cell>
        </table:table-row>
        <table:table-row table:style-name="ro1">
          <table:table-cell office:value-type="float" office:value="435.8335" calcext:value-type="float">
            <text:p>435,8335</text:p>
          </table:table-cell>
          <table:table-cell office:value-type="float" office:value="63593" calcext:value-type="float">
            <text:p>63593</text:p>
          </table:table-cell>
          <table:table-cell table:formula="of:=([.A4]-[.A3])/([.B4]-[.B3])" office:value-type="float" office:value="0.00684169528949951" calcext:value-type="float">
            <text:p>0,00684169528949951</text:p>
          </table:table-cell>
        </table:table-row>
        <table:table-row table:style-name="ro1">
          <table:table-cell office:value-type="float" office:value="491.607" calcext:value-type="float">
            <text:p>491,607</text:p>
          </table:table-cell>
          <table:table-cell office:value-type="float" office:value="71745" calcext:value-type="float">
            <text:p>71745</text:p>
          </table:table-cell>
          <table:table-cell table:formula="of:=([.A5]-[.A4])/([.B5]-[.B4])" office:value-type="float" office:value="0.00687380111055023" calcext:value-type="float">
            <text:p>0,00687380111055023</text:p>
          </table:table-cell>
        </table:table-row>
        <table:table-row table:style-name="ro1">
          <table:table-cell office:value-type="float" office:value="546.075" calcext:value-type="float">
            <text:p>546,075</text:p>
          </table:table-cell>
          <table:table-cell office:value-type="float" office:value="79669" calcext:value-type="float">
            <text:p>79669</text:p>
          </table:table-cell>
          <table:table-cell table:formula="of:=([.A6]-[.A5])/([.B6]-[.B5])" office:value-type="float" office:value="0.00682781456953642" calcext:value-type="float">
            <text:p>0,00682781456953642</text:p>
          </table:table-cell>
        </table:table-row>
        <table:table-row table:style-name="ro1">
          <table:table-cell office:value-type="float" office:value="579.067" calcext:value-type="float">
            <text:p>579,067</text:p>
          </table:table-cell>
          <table:table-cell office:value-type="float" office:value="84501" calcext:value-type="float">
            <text:p>84501</text:p>
          </table:table-cell>
          <table:table-cell table:formula="of:=([.A7]-[.A6])/([.B7]-[.B6])" office:value-type="float" office:value="0.00684769098712447" calcext:value-type="float">
            <text:p>0,00684769098712447</text:p>
          </table:table-cell>
        </table:table-row>
        <table:table-row table:style-name="ro1">
          <table:table-cell office:value-type="float" office:value="602.99968" calcext:value-type="float">
            <text:p>602,99968</text:p>
          </table:table-cell>
          <table:table-cell office:value-type="float" office:value="87996" calcext:value-type="float">
            <text:p>87996</text:p>
          </table:table-cell>
          <table:table-cell table:formula="of:=([.A8]-[.A7])/([.B8]-[.B7])" office:value-type="float" office:value="0.00694996865203761" calcext:value-type="float">
            <text:p>0,00694996865203761</text:p>
          </table:table-cell>
        </table:table-row>
        <table:table-row table:style-name="ro1">
          <table:table-cell office:value-type="float" office:value="607.43376" calcext:value-type="float">
            <text:p>607,43376</text:p>
          </table:table-cell>
          <table:table-cell office:value-type="float" office:value="88634" calcext:value-type="float">
            <text:p>88634</text:p>
          </table:table-cell>
          <table:table-cell table:formula="of:=([.A9]-[.A8])/([.B9]-[.B8])" office:value-type="float" office:value="0.00689478292070328" calcext:value-type="float">
            <text:p>0,00689478292070328</text:p>
          </table:table-cell>
        </table:table-row>
        <table:table-row table:style-name="ro1">
          <table:table-cell office:value-type="float" office:value="626.64952" calcext:value-type="float">
            <text:p>626,64952</text:p>
          </table:table-cell>
          <table:table-cell office:value-type="float" office:value="91421" calcext:value-type="float">
            <text:p>91421</text:p>
          </table:table-cell>
          <table:table-cell table:formula="of:=([.A10]-[.A9])/([.B10]-[.B9])" office:value-type="float" office:value="0.00680465162907264" calcext:value-type="float">
            <text:p>0,00680465162907264</text:p>
          </table:table-cell>
        </table:table-row>
        <table:table-row table:style-name="ro1">
          <table:table-cell office:value-type="float" office:value="640.2248" calcext:value-type="float">
            <text:p>640,2248</text:p>
          </table:table-cell>
          <table:table-cell office:value-type="float" office:value="93416" calcext:value-type="float">
            <text:p>93416</text:p>
          </table:table-cell>
          <table:table-cell table:formula="of:=([.A11]-[.A10])/([.B11]-[.B10])" office:value-type="float" office:value="0.00681819064124783" calcext:value-type="float">
            <text:p>0,00681819064124783</text:p>
          </table:table-cell>
        </table:table-row>
        <table:table-row table:style-name="ro1">
          <table:table-cell office:value-type="float" office:value="659.89528" calcext:value-type="float">
            <text:p>659,89528</text:p>
          </table:table-cell>
          <table:table-cell office:value-type="float" office:value="96301" calcext:value-type="float">
            <text:p>96301</text:p>
          </table:table-cell>
          <table:table-cell table:formula="of:=([.A12]-[.A11])/([.B12]-[.B11])" office:value-type="float" office:value="0.0068671182214835" calcext:value-type="float">
            <text:p>0,0068671182214835</text:p>
          </table:table-cell>
        </table:table-row>
        <table:table-row table:style-name="ro1">
          <table:table-cell office:value-type="float" office:value="692.94672" calcext:value-type="float">
            <text:p>692,94672</text:p>
          </table:table-cell>
          <table:table-cell office:value-type="float" office:value="101114" calcext:value-type="float">
            <text:p>101114</text:p>
          </table:table-cell>
          <table:table-cell table:formula="of:=([.A13]-[.A12])/([.B13]-[.B12])" office:value-type="float" office:value="0.00688650140845071" calcext:value-type="float">
            <text:p>0,00688650140845071</text:p>
          </table:table-cell>
        </table:table-row>
        <table:table-row table:style-name="ro1">
          <table:table-cell office:value-type="float" office:value="717.3938" calcext:value-type="float">
            <text:p>717,3938</text:p>
          </table:table-cell>
          <table:table-cell office:value-type="float" office:value="104664" calcext:value-type="float">
            <text:p>104664</text:p>
          </table:table-cell>
          <table:table-cell table:formula="of:=([.A14]-[.A13])/([.B14]-[.B13])" office:value-type="float" office:value="0.00683124324324323" calcext:value-type="float">
            <text:p>0,00683124324324323</text:p>
          </table:table-cell>
        </table:table-row>
        <table:table-row table:style-name="ro1">
          <table:table-cell office:value-type="float" office:value="730.0316" calcext:value-type="float">
            <text:p>730,0316</text:p>
          </table:table-cell>
          <table:table-cell office:value-type="float" office:value="106514" calcext:value-type="float">
            <text:p>106514</text:p>
          </table:table-cell>
          <table:table-cell table:formula="of:=([.A15]-[.A14])/([.B15]-[.B14])" office:value-type="float" office:value="0.006857860843461" calcext:value-type="float">
            <text:p>0,006857860843461</text:p>
          </table:table-cell>
        </table:table-row>
        <table:table-row table:style-name="ro1">
          <table:table-cell office:value-type="float" office:value="871.667" calcext:value-type="float">
            <text:p>871,667</text:p>
          </table:table-cell>
          <table:table-cell office:value-type="float" office:value="127167" calcext:value-type="float">
            <text:p>127167</text:p>
          </table:table-cell>
          <table:table-cell table:formula="of:=([.A16]-[.A15])/([.B16]-[.B15])" office:value-type="float" office:value="0.00685688073394496" calcext:value-type="float">
            <text:p>0,00685688073394496</text:p>
          </table:table-cell>
        </table:table-row>
        <table:table-row table:style-name="ro1">
          <table:table-cell office:value-type="float" office:value="1092.15" calcext:value-type="float">
            <text:p>1092,15</text:p>
          </table:table-cell>
          <table:table-cell office:value-type="float" office:value="159322" calcext:value-type="float">
            <text:p>159322</text:p>
          </table:table-cell>
          <table:table-cell table:formula="of:=([.A17]-[.A16])/([.B17]-[.B16])" office:value-type="float" office:value="0.00685481340145362" calcext:value-type="float">
            <text:p>0,00685481340145362</text:p>
          </table:table-cell>
        </table:table-row>
        <table:table-row table:style-name="ro1">
          <table:table-cell office:value-type="float" office:value="1638.225" calcext:value-type="float">
            <text:p>1638,225</text:p>
          </table:table-cell>
          <table:table-cell office:value-type="float" office:value="238985" calcext:value-type="float">
            <text:p>238985</text:p>
          </table:table-cell>
          <table:table-cell table:formula="of:=([.A18]-[.A17])/([.B18]-[.B17])" office:value-type="float" office:value="0.00686032487845325" calcext:value-type="float">
            <text:p>0,00686032487845325</text:p>
          </table:table-cell>
        </table:table-row>
        <table:table-row table:style-name="ro1">
          <table:table-cell office:value-type="float" office:value="2184.3" calcext:value-type="float">
            <text:p>2184,3</text:p>
          </table:table-cell>
          <table:table-cell office:value-type="float" office:value="318584" calcext:value-type="float">
            <text:p>318584</text:p>
          </table:table-cell>
          <table:table-cell table:formula="of:=([.A19]-[.A18])/([.B19]-[.B18])" office:value-type="float" office:value="0.00685963545919329" calcext:value-type="float">
            <text:p>0,00685963545919329</text:p>
          </table:table-cell>
        </table:table-row>
        <table:table-row table:style-name="ro1">
          <table:table-cell office:value-type="float" office:value="2730.375" calcext:value-type="float">
            <text:p>2730,375</text:p>
          </table:table-cell>
          <table:table-cell office:value-type="float" office:value="398191" calcext:value-type="float">
            <text:p>398191</text:p>
          </table:table-cell>
          <table:table-cell table:formula="of:=([.A20]-[.A19])/([.B20]-[.B19])" office:value-type="float" office:value="0.00686282518537137" calcext:value-type="float">
            <text:p>0,00686282518537137</text:p>
          </table:table-cell>
        </table:table-row>
        <table:table-row table:style-name="ro1">
          <table:table-cell office:value-type="float" office:value="3276.45" calcext:value-type="float">
            <text:p>3276,45</text:p>
          </table:table-cell>
          <table:table-cell office:value-type="float" office:value="477761" calcext:value-type="float">
            <text:p>477761</text:p>
          </table:table-cell>
          <table:table-cell table:formula="of:=([.A21]-[.A20])/([.B21]-[.B20])" office:value-type="float" office:value="0.00686032487845325" calcext:value-type="float">
            <text:p>0,00686032487845325</text:p>
          </table:table-cell>
        </table:table-row>
        <table:table-row table:style-name="ro1">
          <table:table-cell office:value-type="float" office:value="3822.525" calcext:value-type="float">
            <text:p>3822,525</text:p>
          </table:table-cell>
          <table:table-cell office:value-type="float" office:value="557360" calcext:value-type="float">
            <text:p>557360</text:p>
          </table:table-cell>
          <table:table-cell table:formula="of:=([.A22]-[.A21])/([.B22]-[.B21])" office:value-type="float" office:value="0.00686774489706086" calcext:value-type="float">
            <text:p>0,00686774489706086</text:p>
          </table:table-cell>
        </table:table-row>
        <table:table-row table:style-name="ro1">
          <table:table-cell office:value-type="float" office:value="4368.6" calcext:value-type="float">
            <text:p>4368,6</text:p>
          </table:table-cell>
          <table:table-cell office:value-type="float" office:value="636873" calcext:value-type="float">
            <text:p>636873</text:p>
          </table:table-cell>
          <table:table-cell table:formula="of:=([.A23]-[.A22])/([.B23]-[.B22])" office:value-type="float" office:value="0.00685945235549317" calcext:value-type="float">
            <text:p>0,00685945235549317</text:p>
          </table:table-cell>
        </table:table-row>
      </table:table>
      <table:table table:name="600_600nm" table:style-name="ta1">
        <table:shapes>
          <draw:frame draw:z-index="0" draw:style-name="gr1" draw:text-style-name="P1" svg:width="15.999cm" svg:height="8.999cm" svg:x="6.874cm" svg:y="0.1cm">
            <draw:object draw:notify-on-update-of-ranges="600_600nm.C1:600_600nm.C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253.6521" calcext:value-type="float">
            <text:p>253,6521</text:p>
          </table:table-cell>
          <table:table-cell office:value-type="float" office:value="74032" calcext:value-type="float">
            <text:p>74032</text:p>
          </table:table-cell>
          <table:table-cell table:formula="of:=([.A2]-[.A1])/([.B2]-[.B1])" office:value-type="float" office:value="0.0034295300566642" calcext:value-type="float">
            <text:p>0,0034295300566642</text:p>
          </table:table-cell>
        </table:table-row>
        <table:table-row table:style-name="ro1">
          <table:table-cell office:value-type="float" office:value="365.0158" calcext:value-type="float">
            <text:p>365,0158</text:p>
          </table:table-cell>
          <table:table-cell office:value-type="float" office:value="106504" calcext:value-type="float">
            <text:p>106504</text:p>
          </table:table-cell>
          <table:table-cell table:formula="of:=([.A3]-[.A2])/([.B3]-[.B2])" office:value-type="float" office:value="0.00342853312575679" calcext:value-type="float">
            <text:p>0,00342853312575679</text:p>
          </table:table-cell>
        </table:table-row>
        <table:table-row table:style-name="ro1">
          <table:table-cell office:value-type="float" office:value="404.6565" calcext:value-type="float">
            <text:p>404,6565</text:p>
          </table:table-cell>
          <table:table-cell office:value-type="float" office:value="118066" calcext:value-type="float">
            <text:p>118066</text:p>
          </table:table-cell>
          <table:table-cell table:formula="of:=([.A4]-[.A3])/([.B4]-[.B3])" office:value-type="float" office:value="0.00341628314705238" calcext:value-type="float">
            <text:p>0,00341628314705238</text:p>
          </table:table-cell>
        </table:table-row>
        <table:table-row table:style-name="ro1">
          <table:table-cell office:value-type="float" office:value="435.8335" calcext:value-type="float">
            <text:p>435,8335</text:p>
          </table:table-cell>
          <table:table-cell office:value-type="float" office:value="127192" calcext:value-type="float">
            <text:p>127192</text:p>
          </table:table-cell>
          <table:table-cell table:formula="of:=([.A5]-[.A4])/([.B5]-[.B4])" office:value-type="float" office:value="0.00343242661086836" calcext:value-type="float">
            <text:p>0,00343242661086836</text:p>
          </table:table-cell>
        </table:table-row>
        <table:table-row table:style-name="ro1">
          <table:table-cell office:value-type="float" office:value="491.607" calcext:value-type="float">
            <text:p>491,607</text:p>
          </table:table-cell>
          <table:table-cell office:value-type="float" office:value="143441" calcext:value-type="float">
            <text:p>143441</text:p>
          </table:table-cell>
          <table:table-cell table:formula="of:=([.A6]-[.A5])/([.B6]-[.B5])" office:value-type="float" office:value="0.00342695356738392" calcext:value-type="float">
            <text:p>0,00342695356738392</text:p>
          </table:table-cell>
        </table:table-row>
        <table:table-row table:style-name="ro1">
          <table:table-cell office:value-type="float" office:value="546.075" calcext:value-type="float">
            <text:p>546,075</text:p>
          </table:table-cell>
          <table:table-cell office:value-type="float" office:value="159335" calcext:value-type="float">
            <text:p>159335</text:p>
          </table:table-cell>
          <table:table-cell table:formula="of:=([.A7]-[.A6])/([.B7]-[.B6])" office:value-type="float" office:value="0.00342489359493408" calcext:value-type="float">
            <text:p>0,00342489359493408</text:p>
          </table:table-cell>
        </table:table-row>
        <table:table-row table:style-name="ro1">
          <table:table-cell office:value-type="float" office:value="579.067" calcext:value-type="float">
            <text:p>579,067</text:p>
          </table:table-cell>
          <table:table-cell office:value-type="float" office:value="168968" calcext:value-type="float">
            <text:p>168968</text:p>
          </table:table-cell>
          <table:table-cell table:formula="of:=([.A8]-[.A7])/([.B8]-[.B7])" office:value-type="float" office:value="0.00341993140897399" calcext:value-type="float">
            <text:p>0,00341993140897399</text:p>
          </table:table-cell>
        </table:table-row>
        <table:table-row table:style-name="ro1">
          <table:table-cell office:value-type="float" office:value="602.99968" calcext:value-type="float">
            <text:p>602,99968</text:p>
          </table:table-cell>
          <table:table-cell office:value-type="float" office:value="175966" calcext:value-type="float">
            <text:p>175966</text:p>
          </table:table-cell>
          <table:table-cell table:formula="of:=([.A9]-[.A8])/([.B9]-[.B8])" office:value-type="float" office:value="0.00342929621036349" calcext:value-type="float">
            <text:p>0,00342929621036349</text:p>
          </table:table-cell>
        </table:table-row>
        <table:table-row table:style-name="ro1">
          <table:table-cell office:value-type="float" office:value="607.43376" calcext:value-type="float">
            <text:p>607,43376</text:p>
          </table:table-cell>
          <table:table-cell office:value-type="float" office:value="177259" calcext:value-type="float">
            <text:p>177259</text:p>
          </table:table-cell>
          <table:table-cell table:formula="of:=([.A10]-[.A9])/([.B10]-[.B9])" office:value-type="float" office:value="0.00343506614229532" calcext:value-type="float">
            <text:p>0,00343506614229532</text:p>
          </table:table-cell>
        </table:table-row>
        <table:table-row table:style-name="ro1">
          <table:table-cell office:value-type="float" office:value="626.64952" calcext:value-type="float">
            <text:p>626,64952</text:p>
          </table:table-cell>
          <table:table-cell office:value-type="float" office:value="182853" calcext:value-type="float">
            <text:p>182853</text:p>
          </table:table-cell>
          <table:table-cell table:formula="of:=([.A11]-[.A10])/([.B11]-[.B10])" office:value-type="float" office:value="0.00342896691083605" calcext:value-type="float">
            <text:p>0,00342896691083605</text:p>
          </table:table-cell>
        </table:table-row>
        <table:table-row table:style-name="ro1">
          <table:table-cell office:value-type="float" office:value="640.2248" calcext:value-type="float">
            <text:p>640,2248</text:p>
          </table:table-cell>
          <table:table-cell office:value-type="float" office:value="186812" calcext:value-type="float">
            <text:p>186812</text:p>
          </table:table-cell>
          <table:table-cell table:formula="of:=([.A12]-[.A11])/([.B12]-[.B11])" office:value-type="float" office:value="0.00342631597282703" calcext:value-type="float">
            <text:p>0,00342631597282703</text:p>
          </table:table-cell>
        </table:table-row>
        <table:table-row table:style-name="ro1">
          <table:table-cell office:value-type="float" office:value="659.89528" calcext:value-type="float">
            <text:p>659,89528</text:p>
          </table:table-cell>
          <table:table-cell office:value-type="float" office:value="192553" calcext:value-type="float">
            <text:p>192553</text:p>
          </table:table-cell>
          <table:table-cell table:formula="of:=([.A13]-[.A12])/([.B13]-[.B12])" office:value-type="float" office:value="0.00342041188036842" calcext:value-type="float">
            <text:p>0,00342041188036842</text:p>
          </table:table-cell>
        </table:table-row>
        <table:table-row table:style-name="ro1">
          <table:table-cell office:value-type="float" office:value="692.94672" calcext:value-type="float">
            <text:p>692,94672</text:p>
          </table:table-cell>
          <table:table-cell office:value-type="float" office:value="202216" calcext:value-type="float">
            <text:p>202216</text:p>
          </table:table-cell>
          <table:table-cell table:formula="of:=([.A14]-[.A13])/([.B14]-[.B13])" office:value-type="float" office:value="0.00342924393323047" calcext:value-type="float">
            <text:p>0,00342924393323047</text:p>
          </table:table-cell>
        </table:table-row>
        <table:table-row table:style-name="ro1">
          <table:table-cell office:value-type="float" office:value="717.3938" calcext:value-type="float">
            <text:p>717,3938</text:p>
          </table:table-cell>
          <table:table-cell office:value-type="float" office:value="209345" calcext:value-type="float">
            <text:p>209345</text:p>
          </table:table-cell>
          <table:table-cell table:formula="of:=([.A15]-[.A14])/([.B15]-[.B14])" office:value-type="float" office:value="0.00343045602605862" calcext:value-type="float">
            <text:p>0,00343045602605862</text:p>
          </table:table-cell>
        </table:table-row>
        <table:table-row table:style-name="ro1">
          <table:table-cell office:value-type="float" office:value="730.0316" calcext:value-type="float">
            <text:p>730,0316</text:p>
          </table:table-cell>
          <table:table-cell office:value-type="float" office:value="213029" calcext:value-type="float">
            <text:p>213029</text:p>
          </table:table-cell>
          <table:table-cell table:formula="of:=([.A16]-[.A15])/([.B16]-[.B15])" office:value-type="float" office:value="0.0034274955687173" calcext:value-type="float">
            <text:p>0,0034274955687173</text:p>
          </table:table-cell>
        </table:table-row>
        <table:table-row table:style-name="ro1">
          <table:table-cell office:value-type="float" office:value="809.313" calcext:value-type="float">
            <text:p>809,313</text:p>
          </table:table-cell>
          <table:table-cell office:value-type="float" office:value="236160" calcext:value-type="float">
            <text:p>236160</text:p>
          </table:table-cell>
          <table:table-cell table:formula="of:=([.A17]-[.A16])/([.B17]-[.B16])" office:value-type="float" office:value="0.00342660878166731" calcext:value-type="float">
            <text:p>0,00342660878166731</text:p>
          </table:table-cell>
        </table:table-row>
        <table:table-row table:style-name="ro1">
          <table:table-cell office:value-type="float" office:value="871.667" calcext:value-type="float">
            <text:p>871,667</text:p>
          </table:table-cell>
          <table:table-cell office:value-type="float" office:value="254357" calcext:value-type="float">
            <text:p>254357</text:p>
          </table:table-cell>
          <table:table-cell table:formula="of:=([.A18]-[.A17])/([.B18]-[.B17])" office:value-type="float" office:value="0.00342778687734849" calcext:value-type="float">
            <text:p>0,00342778687734849</text:p>
          </table:table-cell>
        </table:table-row>
        <table:table-row table:style-name="ro1">
          <table:table-cell office:value-type="float" office:value="1013.975" calcext:value-type="float">
            <text:p>1013,975</text:p>
          </table:table-cell>
          <table:table-cell office:value-type="float" office:value="295873" calcext:value-type="float">
            <text:p>295873</text:p>
          </table:table-cell>
          <table:table-cell table:formula="of:=([.A19]-[.A18])/([.B19]-[.B18])" office:value-type="float" office:value="0.00342767571359671" calcext:value-type="float">
            <text:p>0,00342767571359671</text:p>
          </table:table-cell>
        </table:table-row>
        <table:table-row table:style-name="ro1">
          <table:table-cell office:value-type="float" office:value="1092.15" calcext:value-type="float">
            <text:p>1092,15</text:p>
          </table:table-cell>
          <table:table-cell office:value-type="float" office:value="318680" calcext:value-type="float">
            <text:p>318680</text:p>
          </table:table-cell>
          <table:table-cell table:formula="of:=([.A20]-[.A19])/([.B20]-[.B19])" office:value-type="float" office:value="0.00342560481777593" calcext:value-type="float">
            <text:p>0,00342560481777593</text:p>
          </table:table-cell>
        </table:table-row>
        <table:table-row table:style-name="ro1">
          <table:table-cell office:value-type="float" office:value="1158.134" calcext:value-type="float">
            <text:p>1158,134</text:p>
          </table:table-cell>
          <table:table-cell office:value-type="float" office:value="337942" calcext:value-type="float">
            <text:p>337942</text:p>
          </table:table-cell>
          <table:table-cell table:formula="of:=([.A21]-[.A20])/([.B21]-[.B20])" office:value-type="float" office:value="0.00342799714387719" calcext:value-type="float">
            <text:p>0,00342799714387719</text:p>
          </table:table-cell>
        </table:table-row>
        <table:table-row table:style-name="ro1">
          <table:table-cell office:value-type="float" office:value="1638.225" calcext:value-type="float">
            <text:p>1638,225</text:p>
          </table:table-cell>
          <table:table-cell office:value-type="float" office:value="477992" calcext:value-type="float">
            <text:p>477992</text:p>
          </table:table-cell>
          <table:table-cell table:formula="of:=([.A22]-[.A21])/([.B22]-[.B21])" office:value-type="float" office:value="0.00342737439016664" calcext:value-type="float">
            <text:p>0,00342737439016664</text:p>
          </table:table-cell>
        </table:table-row>
        <table:table-row table:style-name="ro1">
          <table:table-cell office:value-type="float" office:value="2179.1675" calcext:value-type="float">
            <text:p>2179,1675</text:p>
          </table:table-cell>
          <table:table-cell office:value-type="float" office:value="635822" calcext:value-type="float">
            <text:p>635822</text:p>
          </table:table-cell>
          <table:table-cell table:formula="of:=([.A23]-[.A22])/([.B23]-[.B22])" office:value-type="float" office:value="0.00342732321310052" calcext:value-type="float">
            <text:p>0,00342732321310052</text:p>
          </table:table-cell>
        </table:table-row>
      </table:table>
      <table:table table:name="1800_500nm" table:style-name="ta1">
        <table:shapes>
          <draw:frame draw:z-index="0" draw:style-name="gr1" draw:text-style-name="P1" svg:width="15.999cm" svg:height="8.999cm" svg:x="6.874cm" svg:y="0.1cm">
            <draw:object draw:notify-on-update-of-ranges="1800_500nm.C1:1800_500nm.C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253.6521" calcext:value-type="float">
            <text:p>253,6521</text:p>
          </table:table-cell>
          <table:table-cell office:value-type="float" office:value="222169" calcext:value-type="float">
            <text:p>222169</text:p>
          </table:table-cell>
          <table:table-cell table:formula="of:=([.A2]-[.A1])/([.B2]-[.B1])" office:value-type="float" office:value="0.00114188002713441" calcext:value-type="float">
            <text:p>0,00114188002713441</text:p>
          </table:table-cell>
        </table:table-row>
        <table:table-row table:style-name="ro1">
          <table:table-cell office:value-type="float" office:value="312.5674" calcext:value-type="float">
            <text:p>312,5674</text:p>
          </table:table-cell>
          <table:table-cell office:value-type="float" office:value="273764" calcext:value-type="float">
            <text:p>273764</text:p>
          </table:table-cell>
          <table:table-cell table:formula="of:=([.A3]-[.A2])/([.B3]-[.B2])" office:value-type="float" office:value="0.00114206950614058" calcext:value-type="float">
            <text:p>0,00114206950614058</text:p>
          </table:table-cell>
        </table:table-row>
        <table:table-row table:style-name="ro1">
          <table:table-cell office:value-type="float" office:value="365.0158" calcext:value-type="float">
            <text:p>365,0158</text:p>
          </table:table-cell>
          <table:table-cell office:value-type="float" office:value="319688" calcext:value-type="float">
            <text:p>319688</text:p>
          </table:table-cell>
          <table:table-cell table:formula="of:=([.A4]-[.A3])/([.B4]-[.B3])" office:value-type="float" office:value="0.00114067391804788" calcext:value-type="float">
            <text:p>0,00114067391804788</text:p>
          </table:table-cell>
        </table:table-row>
        <table:table-row table:style-name="ro1">
          <table:table-cell office:value-type="float" office:value="404.6565" calcext:value-type="float">
            <text:p>404,6565</text:p>
          </table:table-cell>
          <table:table-cell office:value-type="float" office:value="354440" calcext:value-type="float">
            <text:p>354440</text:p>
          </table:table-cell>
          <table:table-cell table:formula="of:=([.A5]-[.A4])/([.B5]-[.B4])" office:value-type="float" office:value="0.00114218200468933" calcext:value-type="float">
            <text:p>0,00114218200468933</text:p>
          </table:table-cell>
        </table:table-row>
        <table:table-row table:style-name="ro1">
          <table:table-cell office:value-type="float" office:value="435.8335" calcext:value-type="float">
            <text:p>435,8335</text:p>
          </table:table-cell>
          <table:table-cell office:value-type="float" office:value="381736" calcext:value-type="float">
            <text:p>381736</text:p>
          </table:table-cell>
          <table:table-cell table:formula="of:=([.A6]-[.A5])/([.B6]-[.B5])" office:value-type="float" office:value="0.0011421506389253" calcext:value-type="float">
            <text:p>0,0011421506389253</text:p>
          </table:table-cell>
        </table:table-row>
        <table:table-row table:style-name="ro1">
          <table:table-cell office:value-type="float" office:value="491.607" calcext:value-type="float">
            <text:p>491,607</text:p>
          </table:table-cell>
          <table:table-cell office:value-type="float" office:value="430568" calcext:value-type="float">
            <text:p>430568</text:p>
          </table:table-cell>
          <table:table-cell table:formula="of:=([.A7]-[.A6])/([.B7]-[.B6])" office:value-type="float" office:value="0.00114212623191445" calcext:value-type="float">
            <text:p>0,00114212623191445</text:p>
          </table:table-cell>
        </table:table-row>
        <table:table-row table:style-name="ro1">
          <table:table-cell office:value-type="float" office:value="546.075" calcext:value-type="float">
            <text:p>546,075</text:p>
          </table:table-cell>
          <table:table-cell office:value-type="float" office:value="478258" calcext:value-type="float">
            <text:p>478258</text:p>
          </table:table-cell>
          <table:table-cell table:formula="of:=([.A8]-[.A7])/([.B8]-[.B7])" office:value-type="float" office:value="0.00114143371159701" calcext:value-type="float">
            <text:p>0,00114143371159701</text:p>
          </table:table-cell>
        </table:table-row>
        <table:table-row table:style-name="ro1">
          <table:table-cell office:value-type="float" office:value="579.067" calcext:value-type="float">
            <text:p>579,067</text:p>
          </table:table-cell>
          <table:table-cell office:value-type="float" office:value="507162" calcext:value-type="float">
            <text:p>507162</text:p>
          </table:table-cell>
          <table:table-cell table:formula="of:=([.A9]-[.A8])/([.B9]-[.B8])" office:value-type="float" office:value="0.00114474840005019" calcext:value-type="float">
            <text:p>0,00114474840005019</text:p>
          </table:table-cell>
        </table:table-row>
        <table:table-row table:style-name="ro1">
          <table:table-cell office:value-type="float" office:value="588.1895" calcext:value-type="float">
            <text:p>588,1895</text:p>
          </table:table-cell>
          <table:table-cell office:value-type="float" office:value="515131" calcext:value-type="float">
            <text:p>515131</text:p>
          </table:table-cell>
          <table:table-cell table:formula="of:=([.A10]-[.A9])/([.B10]-[.B9])" office:value-type="float" office:value="0.00114170366944188" calcext:value-type="float">
            <text:p>0,00114170366944188</text:p>
          </table:table-cell>
        </table:table-row>
        <table:table-row table:style-name="ro1">
          <table:table-cell office:value-type="float" office:value="602.99968" calcext:value-type="float">
            <text:p>602,99968</text:p>
          </table:table-cell>
          <table:table-cell office:value-type="float" office:value="528103" calcext:value-type="float">
            <text:p>528103</text:p>
          </table:table-cell>
          <table:table-cell table:formula="of:=([.A11]-[.A10])/([.B11]-[.B10])" office:value-type="float" office:value="0.00113840308087291" calcext:value-type="float">
            <text:p>0,00113840308087291</text:p>
          </table:table-cell>
        </table:table-row>
        <table:table-row table:style-name="ro1">
          <table:table-cell office:value-type="float" office:value="607.43376" calcext:value-type="float">
            <text:p>607,43376</text:p>
          </table:table-cell>
          <table:table-cell office:value-type="float" office:value="531998" calcext:value-type="float">
            <text:p>531998</text:p>
          </table:table-cell>
          <table:table-cell table:formula="of:=([.A12]-[.A11])/([.B12]-[.B11])" office:value-type="float" office:value="0.00114599132899784" calcext:value-type="float">
            <text:p>0,00114599132899784</text:p>
          </table:table-cell>
        </table:table-row>
        <table:table-row table:style-name="ro1">
          <table:table-cell office:value-type="float" office:value="614.30627" calcext:value-type="float">
            <text:p>614,30627</text:p>
          </table:table-cell>
          <table:table-cell office:value-type="float" office:value="537995" calcext:value-type="float">
            <text:p>537995</text:p>
          </table:table-cell>
          <table:table-cell table:formula="of:=([.A13]-[.A12])/([.B13]-[.B12])" office:value-type="float" office:value="0.00113941198190714" calcext:value-type="float">
            <text:p>0,00113941198190714</text:p>
          </table:table-cell>
        </table:table-row>
        <table:table-row table:style-name="ro1">
          <table:table-cell office:value-type="float" office:value="626.64952" calcext:value-type="float">
            <text:p>626,64952</text:p>
          </table:table-cell>
          <table:table-cell office:value-type="float" office:value="548828" calcext:value-type="float">
            <text:p>548828</text:p>
          </table:table-cell>
          <table:table-cell table:formula="of:=([.A14]-[.A13])/([.B14]-[.B13])" office:value-type="float" office:value="0.00114364309764309" calcext:value-type="float">
            <text:p>0,00114364309764309</text:p>
          </table:table-cell>
        </table:table-row>
        <table:table-row table:style-name="ro1">
          <table:table-cell office:value-type="float" office:value="633.44276" calcext:value-type="float">
            <text:p>633,44276</text:p>
          </table:table-cell>
          <table:table-cell office:value-type="float" office:value="554768" calcext:value-type="float">
            <text:p>554768</text:p>
          </table:table-cell>
          <table:table-cell table:formula="of:=([.A15]-[.A14])/([.B15]-[.B14])" office:value-type="float" office:value="0.00113792617449663" calcext:value-type="float">
            <text:p>0,00113792617449663</text:p>
          </table:table-cell>
        </table:table-row>
        <table:table-row table:style-name="ro1">
          <table:table-cell office:value-type="float" office:value="640.2248" calcext:value-type="float">
            <text:p>640,2248</text:p>
          </table:table-cell>
          <table:table-cell office:value-type="float" office:value="560728" calcext:value-type="float">
            <text:p>560728</text:p>
          </table:table-cell>
          <table:table-cell table:formula="of:=([.A16]-[.A15])/([.B16]-[.B15])" office:value-type="float" office:value="0.00114363255813953" calcext:value-type="float">
            <text:p>0,00114363255813953</text:p>
          </table:table-cell>
        </table:table-row>
        <table:table-row table:style-name="ro1">
          <table:table-cell office:value-type="float" office:value="659.89528" calcext:value-type="float">
            <text:p>659,89528</text:p>
          </table:table-cell>
          <table:table-cell office:value-type="float" office:value="577928" calcext:value-type="float">
            <text:p>577928</text:p>
          </table:table-cell>
          <table:table-cell table:formula="of:=([.A17]-[.A16])/([.B17]-[.B16])" office:value-type="float" office:value="0.00114131841569115" calcext:value-type="float">
            <text:p>0,00114131841569115</text:p>
          </table:table-cell>
        </table:table-row>
        <table:table-row table:style-name="ro1">
          <table:table-cell office:value-type="float" office:value="692.94672" calcext:value-type="float">
            <text:p>692,94672</text:p>
          </table:table-cell>
          <table:table-cell office:value-type="float" office:value="606887" calcext:value-type="float">
            <text:p>606887</text:p>
          </table:table-cell>
          <table:table-cell table:formula="of:=([.A18]-[.A17])/([.B18]-[.B17])" office:value-type="float" office:value="0.00114359852205229" calcext:value-type="float">
            <text:p>0,00114359852205229</text:p>
          </table:table-cell>
        </table:table-row>
        <table:table-row table:style-name="ro1">
          <table:table-cell office:value-type="float" office:value="717.398" calcext:value-type="float">
            <text:p>717,398</text:p>
          </table:table-cell>
          <table:table-cell office:value-type="float" office:value="628268" calcext:value-type="float">
            <text:p>628268</text:p>
          </table:table-cell>
          <table:table-cell table:formula="of:=([.A19]-[.A18])/([.B19]-[.B18])" office:value-type="float" office:value="0.00114051188221112" calcext:value-type="float">
            <text:p>0,00114051188221112</text:p>
          </table:table-cell>
        </table:table-row>
        <table:table-row table:style-name="ro1">
          <table:table-cell office:value-type="float" office:value="743.88981" calcext:value-type="float">
            <text:p>743,88981</text:p>
          </table:table-cell>
          <table:table-cell office:value-type="float" office:value="651496" calcext:value-type="float">
            <text:p>651496</text:p>
          </table:table-cell>
          <table:table-cell table:formula="of:=([.A20]-[.A19])/([.B20]-[.B19])" office:value-type="float" office:value="0.00114040997830803" calcext:value-type="float">
            <text:p>0,00114040997830803</text:p>
          </table:table-cell>
        </table:table-row>
        <table:table-row table:style-name="ro1">
          <table:table-cell office:value-type="float" office:value="754.40439" calcext:value-type="float">
            <text:p>754,40439</text:p>
          </table:table-cell>
          <table:table-cell office:value-type="float" office:value="660716" calcext:value-type="float">
            <text:p>660716</text:p>
          </table:table-cell>
          <table:table-cell table:formula="of:=([.A21]-[.A20])/([.B21]-[.B20])" office:value-type="float" office:value="0.00114303559666657" calcext:value-type="float">
            <text:p>0,00114303559666657</text:p>
          </table:table-cell>
        </table:table-row>
        <table:table-row table:style-name="ro1">
          <table:table-cell office:value-type="float" office:value="794.31805" calcext:value-type="float">
            <text:p>794,31805</text:p>
          </table:table-cell>
          <table:table-cell office:value-type="float" office:value="695635" calcext:value-type="float">
            <text:p>695635</text:p>
          </table:table-cell>
          <table:table-cell table:formula="of:=([.A22]-[.A21])/([.B22]-[.B21])" office:value-type="float" office:value="0.00114084902875362" calcext:value-type="float">
            <text:p>0,00114084902875362</text:p>
          </table:table-cell>
        </table:table-row>
        <table:table-row table:style-name="ro1">
          <table:table-cell office:value-type="float" office:value="813.64061" calcext:value-type="float">
            <text:p>813,64061</text:p>
          </table:table-cell>
          <table:table-cell office:value-type="float" office:value="712572" calcext:value-type="float">
            <text:p>712572</text:p>
          </table:table-cell>
          <table:table-cell table:formula="of:=([.A23]-[.A22])/([.B23]-[.B22])" office:value-type="float" office:value="0.00114183634776556" calcext:value-type="float">
            <text:p>0,00114183634776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rgey Nikolev</meta:initial-creator>
    <meta:creation-date>2023-08-04T17:36:14.357424754</meta:creation-date>
    <dc:date>2023-08-04T17:51:22.451391573</dc:date>
    <dc:creator>Sergey Nikolev</dc:creator>
    <meta:editing-duration>PT15M9S</meta:editing-duration>
    <meta:editing-cycles>1</meta:editing-cycles>
    <meta:document-statistic meta:table-count="3" meta:cell-count="198" meta:object-count="3"/>
    <meta:generator>LibreOffice/7.5.2.2$Linux_X86_64 LibreOffice_project/5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300_500nm.C1:300_500nm.C22" svg:x="0.32cm" svg:y="0.18cm" svg:width="12.508cm" svg:height="8.64cm">
          <chart:coordinate-region svg:x="1.788cm" svg:y="0.379cm" svg:width="10.85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300_500nm.C1:300_500nm.C22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82636473221973">
                <text:p>0.00682636473221973</text:p>
                <draw:g>
                  <svg:desc>300_500nm.C1:300_500nm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87323633156967">
                <text:p>0.00687323633156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84169528949951">
                <text:p>0.00684169528949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87380111055023">
                <text:p>0.00687380111055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82781456953642">
                <text:p>0.00682781456953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84769098712447">
                <text:p>0.006847690987124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94996865203761">
                <text:p>0.00694996865203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89478292070328">
                <text:p>0.006894782920703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80465162907264">
                <text:p>0.00680465162907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81819064124783">
                <text:p>0.006818190641247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8671182214835">
                <text:p>0.0068671182214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88650140845071">
                <text:p>0.006886501408450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83124324324323">
                <text:p>0.00683124324324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857860843461">
                <text:p>0.0068578608434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85688073394496">
                <text:p>0.00685688073394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85481340145362">
                <text:p>0.006854813401453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686032487845325">
                <text:p>0.00686032487845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85963545919329">
                <text:p>0.006859635459193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86282518537137">
                <text:p>0.006862825185371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86032487845325">
                <text:p>0.006860324878453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86774489706086">
                <text:p>0.006867744897060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85945235549317">
                <text:p>0.006859452355493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600_600nm.C1:600_600nm.C22" svg:x="0.32cm" svg:y="0.18cm" svg:width="12.508cm" svg:height="8.64cm">
          <chart:coordinate-region svg:x="1.973cm" svg:y="0.379cm" svg:width="10.66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600_600nm.C1:600_600nm.C22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4295300566642">
                <text:p>0.0034295300566642</text:p>
                <draw:g>
                  <svg:desc>600_600nm.C1:600_600nm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42853312575679">
                <text:p>0.003428533125756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41628314705238">
                <text:p>0.00341628314705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43242661086836">
                <text:p>0.00343242661086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42695356738392">
                <text:p>0.00342695356738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42489359493408">
                <text:p>0.003424893594934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41993140897399">
                <text:p>0.00341993140897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42929621036349">
                <text:p>0.00342929621036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43506614229532">
                <text:p>0.003435066142295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42896691083605">
                <text:p>0.00342896691083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42631597282703">
                <text:p>0.003426315972827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42041188036842">
                <text:p>0.00342041188036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42924393323047">
                <text:p>0.00342924393323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43045602605862">
                <text:p>0.003430456026058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4274955687173">
                <text:p>0.00342749556871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42660878166731">
                <text:p>0.003426608781667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42778687734849">
                <text:p>0.003427786877348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42767571359671">
                <text:p>0.003427675713596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42560481777593">
                <text:p>0.003425604817775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42799714387719">
                <text:p>0.003427997143877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42737439016664">
                <text:p>0.003427374390166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42732321310052">
                <text:p>0.003427323213100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1800_500nm.C1:1800_500nm.C22" svg:x="0.32cm" svg:y="0.18cm" svg:width="12.508cm" svg:height="8.64cm">
          <chart:coordinate-region svg:x="1.973cm" svg:y="0.379cm" svg:width="10.66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800_500nm.C1:1800_500nm.C22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14188002713441">
                <text:p>0.00114188002713441</text:p>
                <draw:g>
                  <svg:desc>1800_500nm.C1:1800_500nm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14206950614058">
                <text:p>0.00114206950614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14067391804788">
                <text:p>0.001140673918047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14218200468933">
                <text:p>0.001142182004689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1421506389253">
                <text:p>0.0011421506389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14212623191445">
                <text:p>0.00114212623191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14143371159701">
                <text:p>0.001141433711597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4474840005019">
                <text:p>0.00114474840005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14170366944188">
                <text:p>0.001141703669441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13840308087291">
                <text:p>0.00113840308087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14599132899784">
                <text:p>0.001145991328997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13941198190714">
                <text:p>0.00113941198190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14364309764309">
                <text:p>0.001143643097643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13792617449663">
                <text:p>0.00113792617449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14363255813953">
                <text:p>0.001143632558139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14131841569115">
                <text:p>0.00114131841569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14359852205229">
                <text:p>0.001143598522052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14051188221112">
                <text:p>0.001140511882211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14040997830803">
                <text:p>0.00114040997830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14303559666657">
                <text:p>0.00114303559666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14084902875362">
                <text:p>0.001140849028753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14183634776556">
                <text:p>0.001141836347765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